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8.8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nsola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style:font-name="Consola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nsolas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style:font-name="Consolas"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style:font-name="Consolas" fo:font-style="italic" style:font-style-asian="italic" style:font-style-complex="italic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(env) xangis@sirius:~/wbsrch/dir$ grep -n -R "pagetext =" *</text:p>
          </table:table-cell>
          <table:table-cell table:style-name="ce1" office:value-type="string" calcext:value-type="string">
            <text:p>select pagesize, length(pagetext) as pagetext_length, length(pagecontents) as pagecontents_length from site_info order by lastcrawled d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rawler.py:306: <text:s text:c="7"/>siteinfo.pagetext = text</text:p>
          </table:table-cell>
          <table:table-cell table:style-name="ce1" office:value-type="string" calcext:value-type="string">
            <text:p>esc limit 3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308: <text:s text:c="7"/>siteinfo.pagetext = text[0:8192]</text:p>
          </table:table-cell>
          <table:table-cell office:value-type="string" calcext:value-type="string">
            <text:p><text:s/>pagesize | pagetext_length | pagecontents_length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env) xangis@sirius:~/wbsrch/dir$ grep -n -R "pagecontents =" *</text:p>
          </table:table-cell>
          <table:table-cell table:style-name="ce5" office:value-type="string" calcext:value-type="string">
            <text:p><text:s text:c="4"/>62129 | <text:s text:c="11"/>1740 | <text:s text:c="15"/>8192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rawler.py:287: <text:s text:c="7"/>siteinfo.pagecontents = sitehtml</text:p>
          </table:table-cell>
          <table:table-cell office:value-type="string" calcext:value-type="string">
            <text:p><text:s text:c="5"/>3748 | <text:s text:c="12"/>724 | <text:s text:c="15"/>36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289: <text:s text:c="7"/>siteinfo.pagecontents = sitehtml[0:8192]</text:p>
          </table:table-cell>
          <table:table-cell office:value-type="string" calcext:value-type="string">
            <text:p><text:s text:c="4"/>17732 | <text:s text:c="11"/>1149 | <text:s text:c="15"/>81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(env) xangis@sirius:~/wbsrch/dir$ grep -R -n sitehtml *</text:p>
          </table:table-cell>
          <table:table-cell table:style-name="ce5" office:value-type="string" calcext:value-type="string">
            <text:p><text:s text:c="4"/>64477 | <text:s text:c="11"/>1888 | <text:s text:c="15"/>8192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rawler.py:277: <text:s text:c="7"/>sitehtml = str(soup)</text:p>
          </table:table-cell>
          <table:table-cell office:value-type="string" calcext:value-type="string">
            <text:p><text:s text:c="4"/>20938 | <text:s text:c="11"/>4471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279: <text:s text:c="11"/>siteinfo.pagesize = len(sitehtml)</text:p>
          </table:table-cell>
          <table:table-cell office:value-type="string" calcext:value-type="string">
            <text:p><text:s text:c="4"/>52837 | <text:s text:c="11"/>2742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285: <text:s text:c="7"/>sitehtml = ''</text:p>
          </table:table-cell>
          <table:table-cell office:value-type="string" calcext:value-type="string">
            <text:p><text:s text:c="4"/>61968 | <text:s text:c="11"/>2871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286: <text:s text:c="3"/>if len(sitehtml) &lt; 8192:</text:p>
          </table:table-cell>
          <table:table-cell office:value-type="string" calcext:value-type="string">
            <text:p><text:s text:c="4"/>23357 | <text:s text:c="12"/>674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287: <text:s text:c="7"/>siteinfo.pagecontents = sitehtml</text:p>
          </table:table-cell>
          <table:table-cell office:value-type="string" calcext:value-type="string">
            <text:p><text:s text:c="4"/>65248 | <text:s text:c="12"/>133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wler.py:289: <text:s text:c="7"/>siteinfo.pagecontents = sitehtml[0:8192]</text:p>
          </table:table-cell>
          <table:table-cell office:value-type="string" calcext:value-type="string">
            <text:p><text:s text:c="4"/>61124 | <text:s text:c="11"/>1148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9125 | <text:s text:c="14"/>0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65327 | <text:s text:c="11"/>8192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50349 | <text:s text:c="11"/>3054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15507 | <text:s text:c="11"/>1747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70200 | <text:s text:c="11"/>2377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187872 | <text:s text:c="11"/>1364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16070 | <text:s text:c="11"/>2729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5"/>2522 | <text:s text:c="14"/>0 | <text:s text:c="15"/>253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29034 | <text:s text:c="11"/>2183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95576 | <text:s text:c="11"/>4263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 crawl changed to 16 kilobytes of HTML and 16 kilobytes of page text:</text:p>
          </table:table-cell>
          <table:table-cell office:value-type="string" calcext:value-type="string">
            <text:p><text:s text:c="5"/>2024 | <text:s text:c="13"/>23 | <text:s text:c="15"/>20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64041 | <text:s text:c="12"/>954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count(*) from site_info where lastcrawled &gt; '2021-02-18 15:36:31.676895-08';</text:p>
          </table:table-cell>
          <table:table-cell office:value-type="string" calcext:value-type="string">
            <text:p><text:s text:c="5"/>7770 | <text:s text:c="11"/>1342 | <text:s text:c="15"/>7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count</text:p>
          </table:table-cell>
          <table:table-cell office:value-type="string" calcext:value-type="string">
            <text:p><text:s text:c="5"/>1390 | <text:s text:c="14"/>0 | <text:s text:c="15"/>13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<text:s text:c="4"/>45850 | <text:s text:c="11"/>6521 | <text:s text:c="15"/>8192</text:p>
          </table:table-cell>
          <table:table-cell table:number-columns-repeated="10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<text:s text:c="4"/>37623 | <text:s text:c="11"/>2057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 row)</text:p>
          </table:table-cell>
          <table:table-cell office:value-type="string" calcext:value-type="string">
            <text:p><text:s text:c="4"/>52379 | <text:s text:c="11"/>7304 | <text:s text:c="15"/>819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13288 | <text:s text:c="11"/>2158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avg(pagesize), avg(length(pagetext)), avg(length(pagecontents)) from site_info where lastcrawled &gt; '2021-02-18 15:36:31.676895-08';</text:p>
          </table:table-cell>
          <table:table-cell office:value-type="string" calcext:value-type="string">
            <text:p><text:s text:c="4"/>65112 | <text:s text:c="11"/>3907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8"/>avg <text:s text:c="8"/>| <text:s text:c="9"/>avg <text:s text:c="9"/>| <text:s text:c="7"/>avg</text:p>
          </table:table-cell>
          <table:table-cell office:value-type="string" calcext:value-type="string">
            <text:p><text:s text:c="3"/>117156 | <text:s text:c="11"/>2231 | <text:s text:c="15"/>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---------+-----------------------+-------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45725.176211453744 | 2740.5605726872246696 | 14550.799559471366</text:p>
          </table:table-cell>
          <table:table-cell office:value-type="string" calcext:value-type="string">
            <text:p>Pagecontents_length almost always is 8192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 row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lect count(*) from site_inf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count(*) from site_info where length(pagetext) = 0 and lastcrawled &gt; '2021-02-18 15:36:31.676895-08';</text:p>
          </table:table-cell>
          <table:table-cell office:value-type="float" office:value="20949453" calcext:value-type="float">
            <text:p>20949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select count(*) from site_info where length(pagecontents) = 8192;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314773" calcext:value-type="float">
            <text:p>11314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 row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n we strip the HTML from the pagecontents, we can legitimately have nothing lef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taweb=# select count(*) from site_info where pagetitle is null and lastcrawled &gt; '2021-02-18 15:36:31.676895-08';</text:p>
          </table:table-cell>
          <table:table-cell office:value-type="string" calcext:value-type="string">
            <text:p>At least half of pages have a page size equal or greater than 8192 by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What are our fill rates for keywords, first head tag, first h2, first h3, title, etc?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 row)</text:p>
          </table:table-cell>
          <table:table-cell office:value-type="string" calcext:value-type="string">
            <text:p>What is our disk usage per page in th site_info table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taweb=# select count(*) from site_info where pagefirstheadtag is null and lastcrawled &gt; '2021-02-18 15:36:31.676895-08';</text:p>
          </table:table-cell>
          <table:table-cell table:style-name="ce1" office:value-type="string" calcext:value-type="string">
            <text:p>select count(*) from site_info where length(pagetext) = 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count</text:p>
          </table:table-cell>
          <table:table-cell table:style-name="ce1" office:value-type="float" office:value="5500973" calcext:value-type="float">
            <text:p>55009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</text:p>
          </table:table-cell>
          <table:table-cell table:style-name="ce6" table:formula="of:=+[.B52]/[.B38]" office:value-type="percentage" office:value="0.262583132838838" calcext:value-type="percentage">
            <text:p>26.26%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 row)</text:p>
          </table:table-cell>
          <table:table-cell office:value-type="string" calcext:value-type="string">
            <text:p>This means that over a QUARTER of the pages in our index have no text contents after the code is stripped out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bably due to page length proble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count(*) from site_info where pagefirsth2tag is null and lastcrawled &gt; '2021-02-18 15:36:31.676895-08'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unt</text:p>
          </table:table-cell>
          <table:table-cell office:value-type="string" calcext:value-type="string">
            <text:p>select pg_total_relation_size('site_info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</text:p>
          </table:table-cell>
          <table:table-cell office:value-type="float" office:value="160582942720" calcext:value-type="float">
            <text:p>160582942720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 row)</text:p>
          </table:table-cell>
          <table:table-cell office:value-type="string" calcext:value-type="string">
            <text:p>Bytes consumed per page crawled:</text:p>
          </table:table-cell>
          <table:table-cell table:number-columns-repeated="1022"/>
        </table:table-row>
        <table:table-row table:style-name="ro1">
          <table:table-cell/>
          <table:table-cell table:formula="of:=+[.B59]/[.B38]" office:value-type="float" office:value="7665.25706995787" calcext:value-type="float">
            <text:p>7665.257069957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count(*) from site_info where pagefirsth3tag is null and lastcrawled &gt; '2021-02-18 15:36:31.676895-08'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unt</text:p>
          </table:table-cell>
          <table:table-cell office:value-type="string" calcext:value-type="string">
            <text:p>8 kilobytes per page, rough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1 million pages would take 8 billion bytes, or 8GB. 10 million = 80GB, 100 million = 800GB, 1 billion = 8TB,</text:p>
          </table:table-cell>
          <table:table-cell table:number-columns-repeated="102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 text:c="2"/>10 billion = 80TB, 100 billion = 800TB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 row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elect count(*) from site_info where pagesize &lt; 8192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39845" calcext:value-type="float">
            <text:p>9339845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69]/[.B38]" office:value-type="percentage" office:value="0.445827630917141" calcext:value-type="percentage">
            <text:p>44.5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id, rooturl, pagesize, length(pagetext) as pagetext, length(pagecontents) as pagecontents from</text:p>
          </table:table-cell>
          <table:table-cell office:value-type="string" calcext:value-type="string">
            <text:p>select count(*) from site_info where pagesize &lt; 16384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site_info where lastcrawled &gt; '2021-02-18 15:36:31.676895-08';</text:p>
          </table:table-cell>
          <table:table-cell office:value-type="float" office:value="11374161" calcext:value-type="float">
            <text:p>11374161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72]/[.B38]" office:value-type="percentage" office:value="0.54293355535345" calcext:value-type="percentage">
            <text:p>54.29%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Note that this means that not pulling &gt;8192 bytes for a page has NOT messed up our page size data at all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ount(*) from site_info where pagesize = 8192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76]/[.B38]" office:value-type="percentage" office:value="0.0000153225957737417" calcext:value-type="percentage">
            <text:p>0.00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ount(*) from site_info where pagesize &lt; 32768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44403" calcext:value-type="float">
            <text:p>14544403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79]/[.B38]" office:value-type="percentage" office:value="0.694261706976311" calcext:value-type="percentage">
            <text:p>69.43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ount(*) from site_info where pagesize &lt; 65536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13746" calcext:value-type="float">
            <text:p>19713746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82]/[.B38]" office:value-type="percentage" office:value="0.941014832224975" calcext:value-type="percentage">
            <text:p>94.10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ount(*) from site_info where pagesize &lt; 131072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30833" calcext:value-type="float">
            <text:p>20430833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85]/[.B38]" office:value-type="percentage" office:value="0.975244222367047" calcext:value-type="percentage">
            <text:p>97.52%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ect count(*) from site_info where pagesize &lt; 262144;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float" office:value="20724855" calcext:value-type="float">
            <text:p>20724855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88]/[.B38]" office:value-type="percentage" office:value="0.989279051820589" calcext:value-type="percentage">
            <text:p>98.93%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select count(*) from site_info where pagesize &lt; 524288;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float" office:value="20898542" calcext:value-type="float">
            <text:p>20898542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91]/[.B38]" office:value-type="percentage" office:value="0.997569817216707" calcext:value-type="percentage">
            <text:p>99.76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e absolutely should increase our page size to 16384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 PAGE BEFORE 16384 CHANGE WAS ID 30,120,154 at 2021-02-18 15:36:31.676895-08</text:p>
          </table:table-cell>
          <table:table-cell office:value-type="string" calcext:value-type="string">
            <text:p>We maybe should increase our page size to 32768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 possibly should increase our page size to 65536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 PAGE BEFORE 131072 DOWNLOAD CHANGE WAS ID 30,120,815 at 2021-02-18 19:37:09.017964-08 </text:p>
          </table:table-cell>
          <table:table-cell office:value-type="string" calcext:value-type="string">
            <text:p>We would not gain much by increasing our page size to 131072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we double our page size to 16384, we should be able to see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r average page size incr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1-02-18 19:37:09.017964-08</text:p>
          </table:table-cell>
          <table:table-cell office:value-type="string" calcext:value-type="string">
            <text:p>our number of pages with non-empty text increas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our number of pages with all text downloaded increas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NOTE THAT PAGES WILL ARE BEING RECRAWLED, SO COMPARISONS SHOULD BE DONE BY DATE</text:p>
          </table:table-cell>
          <table:table-cell office:value-type="string" calcext:value-type="string">
            <text:p>our fill rates on various fields incr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E STATS, BUT WITH PAGE DATA SWITCHED TO 16384 BYT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NUMBER OF NULLS AND NULL RATE BY 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agetitle <text:s text:c="10"/>| character varying(260) <text:s text:c="2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21196" calcext:value-type="float">
            <text:p>4221196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08]/[.B38]" office:value-type="percentage" office:value="0.201494330186091" calcext:value-type="percentage">
            <text:p>20.15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agedescription <text:s text:c="4"/>| character varying(320) <text:s text:c="2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94205" calcext:value-type="float">
            <text:p>12194205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11]/[.B38]" office:value-type="percentage" office:value="0.582077489087663" calcext:value-type="percentage">
            <text:p>58.21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agefirstheadtag <text:s text:c="3"/>| character varying(260) <text:s text:c="2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7071" calcext:value-type="float">
            <text:p>12747071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14]/[.B38]" office:value-type="percentage" office:value="0.608467963340141" calcext:value-type="percentage">
            <text:p>60.85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agefirsth2tag <text:s text:c="5"/>| character varying(260) <text:s text:c="2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54732" calcext:value-type="float">
            <text:p>13954732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17]/[.B38]" office:value-type="percentage" office:value="0.666114384943607" calcext:value-type="percentage">
            <text:p>66.61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agefirsth3tag <text:s text:c="5"/>| character varying(260) <text:s text:c="2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38236" calcext:value-type="float">
            <text:p>15138236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20]/[.B38]" office:value-type="percentage" office:value="0.722607697680698" calcext:value-type="percentage">
            <text:p>72.26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agekeywords <text:s text:c="7"/>| character varying(260) <text:s text:c="2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21867" calcext:value-type="float">
            <text:p>16621867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23]/[.B38]" office:value-type="percentage" office:value="0.793427255594693" calcext:value-type="percentage">
            <text:p>79.34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 number of diff file types should also increase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UMBER OF ZERO ENTRIES BY 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css_files <text:s text:c="6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40380" calcext:value-type="float">
            <text:p>7840380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29]/[.B38]" office:value-type="percentage" office:value="0.374252253746196" calcext:value-type="percentage">
            <text:p>37.43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images <text:s text:c="9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45633" calcext:value-type="float">
            <text:p>8545633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32]/[.B38]" office:value-type="percentage" office:value="0.407916760404198" calcext:value-type="percentage">
            <text:p>40.79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javascripts <text:s text:c="4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58699" calcext:value-type="float">
            <text:p>7858699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35]/[.B38]" office:value-type="percentage" office:value="0.37512669185205" calcext:value-type="percentage">
            <text:p>37.51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iframes <text:s text:c="8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85397" calcext:value-type="float">
            <text:p>17185397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38]/[.B38]" office:value-type="percentage" office:value="0.820326764617673" calcext:value-type="percentage">
            <text:p>82.03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audio_tags <text:s text:c="5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05616" calcext:value-type="float">
            <text:p>20905616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41]/[.B38]" office:value-type="percentage" office:value="0.997907487131048" calcext:value-type="percentage">
            <text:p>99.79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video_tags <text:s text:c="5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08228" calcext:value-type="float">
            <text:p>20708228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44]/[.B38]" office:value-type="percentage" office:value="0.988485379546664" calcext:value-type="percentage">
            <text:p>98.85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svg_tags <text:s text:c="7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96984" calcext:value-type="float">
            <text:p>19496984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47]/[.B38]" office:value-type="percentage" office:value="0.930667927224639" calcext:value-type="percentage">
            <text:p>93.07%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um_canvas_tags <text:s text:c="4"/>| integer <text:s text:c="17"/>| <text:s text:c="10"/>| <text:s text:c="9"/>|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11325" calcext:value-type="float">
            <text:p>20911325</text:p>
          </table:table-cell>
          <table:table-cell table:number-columns-repeated="1022"/>
        </table:table-row>
        <table:table-row table:style-name="ro1">
          <table:table-cell/>
          <table:table-cell table:style-name="ce4" table:formula="of:=+[.B150]/[.B38]" office:value-type="percentage" office:value="0.998180000212893" calcext:value-type="percentage">
            <text:p>99.82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LECT AVG(pagesize) FROM site_info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82.5947070891" calcext:value-type="float">
            <text:p>29582.594707089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AVG(length(pagecontents)) FROM site_info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61.15720665967" calcext:value-type="float">
            <text:p>5361.157206659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AVG(length(pagetext)) FROM site_info;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2.29975385327" calcext:value-type="float">
            <text:p>1432.299753853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cent of page, average, downloaded to pagecontent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take average length of page contents and divide by average pagesiz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avg(pagesize), avg(length(pagetext)), avg(length(pagecontents)) from site_info where lastcrawled &gt; '2021-02-18 19:37:09.017964-08';</text:p>
          </table:table-cell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8"/>avg <text:s text:c="8"/>| <text:s text:c="9"/>avg <text:s text:c="9"/>| <text:s text:c="7"/>av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---------+-----------------------+--------------------</text:p>
          </table:table-cell>
          <table:table-cell office:value-type="string" calcext:value-type="string">
            <text:p>Before dropping the pagecontents column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54931.027953110911 | 3416.9449954914337241 | 14594.658250676285</text:p>
          </table:table-cell>
          <table:table-cell office:value-type="string" calcext:value-type="string">
            <text:p>indexes=# select pg_size_pretty(pg_database_size('zetaweb')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1 row)</text:p>
          </table:table-cell>
          <table:table-cell office:value-type="string" calcext:value-type="string">
            <text:p><text:s/>pg_size_prett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-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taweb=# select count(*) from site_info where lastcrawled &gt; '2021-02-18 19:37:09.017964-08';</text:p>
          </table:table-cell>
          <table:table-cell office:value-type="string" calcext:value-type="string">
            <text:p><text:s/>25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count</text:p>
          </table:table-cell>
          <table:table-cell office:value-type="string" calcext:value-type="string">
            <text:p>(1 row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</text:p>
          </table:table-cell>
          <table:table-cell table:number-columns-repeated="102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 row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taweb=# select count(*) from site_info where length(pagetext) = 0 and lastcrawled &gt; '2021-02-18 19:37:09.017964-08'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ges with NO pagetext when loading 131072 bytes:</text:p>
          </table:table-cell>
          <table:table-cell table:number-columns-repeated="1023"/>
        </table:table-row>
        <table:table-row table:style-name="ro1">
          <table:table-cell table:style-name="ce4" table:formula="of:=+[.A177]/[.A171]" office:value-type="percentage" office:value="0.0665483584738243" calcext:value-type="percentage">
            <text:p>6.6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ith only crawling 65536:</text:p>
          </table:table-cell>
          <table:table-cell table:number-columns-repeated="1023"/>
        </table:table-row>
        <table:table-row table:style-name="ro1">
          <table:table-cell table:style-name="ce4" table:formula="of:=+[.A41]/[.A29]" office:value-type="percentage" office:value="0.100220264317181" calcext:value-type="percentage">
            <text:p>10.02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ubling the page size that we load reduced our empty pages by about a third.</text:p>
          </table:table-cell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3:27:57.282000000</meta:creation-date>
    <dc:date>2021-02-18T21:26:05.748000000</dc:date>
    <meta:editing-duration>PT2H8M38S</meta:editing-duration>
    <meta:editing-cycles>6</meta:editing-cycles>
    <meta:generator>LibreOffice/6.1.5.2$Windows_X86_64 LibreOffice_project/90f8dcf33c87b3705e78202e3df5142b201bd805</meta:generator>
    <meta:document-statistic meta:table-count="1" meta:cell-count="223" meta:object-count="0"/>
  </office:meta>
</office:document-meta>
</file>